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cm" draw:fill-color="#ffffff" fo:padding-top="-0.05cm" fo:padding-bottom="-0.05cm" fo:padding-left="-0.05cm" fo:padding-right="-0.05cm"/>
    </style:style>
    <style:style style:name="gr3" style:family="graphic" style:parent-style-name="standard">
      <style:graphic-properties svg:stroke-width="0.1cm" draw:fill="none" draw:fill-color="#ffffff"/>
    </style:style>
    <style:style style:name="gr4" style:family="graphic" style:parent-style-name="standard">
      <style:graphic-properties draw:stroke="none" draw:fill="none" draw:textarea-horizontal-align="center" draw:textarea-vertical-align="middle" draw:auto-grow-width="true" fo:min-height="2cm" fo:min-width="4.667cm"/>
    </style:style>
  </office:automatic-styles>
  <office:body>
    <office:drawing>
      <draw:page draw:name="page1" draw:style-name="dp1" draw:master-page-name="Default">
        <draw:g>
          <draw:glue-point draw:id="4" svg:x="-5cm" svg:y="-1.667cm"/>
          <draw:glue-point draw:id="5" svg:x="-5cm" svg:y="1.667cm"/>
          <draw:glue-point draw:id="6" svg:x="5cm" svg:y="-1.667cm"/>
          <draw:glue-point draw:id="7" svg:x="5cm" svg:y="1.667cm"/>
          <draw:glue-point draw:id="8" svg:x="-1cm" svg:y="-5cm"/>
          <draw:glue-point draw:id="9" svg:x="1cm" svg:y="-5cm"/>
          <draw:glue-point draw:id="10" svg:x="-1cm" svg:y="5cm"/>
          <draw:glue-point draw:id="11" svg:x="1cm" svg:y="5cm"/>
          <draw:rect draw:style-name="gr1" draw:layer="layout" svg:width="2cm" svg:height="2cm" svg:x="0cm" svg:y="0cm">
            <text:p/>
          </draw:rect>
          <draw:rect draw:style-name="gr2" draw:layer="layout" svg:width="4.667cm" svg:height="2cm" svg:x="2cm" svg:y="0cm">
            <text:p/>
          </draw:rect>
          <draw:line draw:style-name="gr3" draw:layer="layout" svg:x1="2cm" svg:y1="0cm" svg:x2="6.667cm" svg:y2="0cm">
            <text:p/>
          </draw:line>
          <draw:line draw:style-name="gr3" draw:layer="layout" svg:x1="2cm" svg:y1="2cm" svg:x2="6.667cm" svg:y2="2cm">
            <text:p/>
          </draw:line>
          <draw:frame draw:style-name="gr4" draw:layer="layout" svg:width="4.667cm" svg:height="2cm" svg:x="2cm" svg:y="0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G&amp;S - Data Store</dc:title>
    <meta:creation-date>2011-02-07T17:06:32</meta:creation-date>
    <meta:editing-duration>P0D</meta:editing-duration>
    <meta:editing-cycles>1</meta:editing-cycles>
    <meta:document-statistic meta:object-count="6"/>
    <meta:generator>OpenOffice.org/3.3$Linux OpenOffice.org_project/330m20$Build-9567</meta:generator>
  </office:meta>
</office:document-meta>
</file>